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01e62"/>
    </style:style>
    <style:style style:name="T1" style:family="text">
      <style:text-properties officeooo:rsid="00201e62"/>
    </style:style>
    <style:style style:name="T2" style:family="text">
      <style:text-properties officeooo:rsid="0021c0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ireless sensor network </text:p>
      <text:p text:style-name="P1"><text:span text:style-name="T2">M</text:span>obile sensor</text:p>
      <text:p text:style-name="P1"><text:span text:style-name="T2">A</text:span>utonomous sensor</text:p>
      <text:p text:style-name="Standard">Smartphone<text:span text:style-name="T1">s</text:span></text:p>
      <text:p text:style-name="Standard">Volunteered geographic information (VGI<text:span text:style-name="T1">)</text:span></text:p>
      <text:p text:style-name="P1"><text:span text:style-name="T1">N</text:span>ongovernmental organizations (NGOs) </text:p>
      <text:p text:style-name="P1"><text:span text:style-name="T1">G</text:span>overnments</text:p>
      <text:p text:style-name="Standard"><text:span text:style-name="T1">P</text:span>articipatory</text:p>
      <text:p text:style-name="Standard"><text:span text:style-name="T1">P</text:span>re-/ post disaster efforts</text:p>
      <text:p text:style-name="Standard">Surfaceflow</text:p>
      <text:p text:style-name="Standard">Shuttle Radar Topography Mission (SRTM)</text:p>
      <text:p text:style-name="Standard"><text:span text:style-name="T1">N</text:span>odes</text:p>
      <text:p text:style-name="Standard">Early Warning Flood Detection</text:p>
      <text:p text:style-name="Standard">Real-time sensed data</text:p>
      <text:p text:style-name="P1">Sensor networks</text:p>
      <text:p text:style-name="P1"><text:span text:style-name="T1">C</text:span>rowdsourcing</text:p>
      <text:p text:style-name="P1">Mobile Information</text:p>
      <text:p text:style-name="P1"><text:span text:style-name="T1">M</text:span>obile application</text:p>
      <text:p text:style-name="P1"><text:span text:style-name="T1">N</text:span>otifications (<text:span text:style-name="T1">e.g. </text:span>Firebase Cloud Messaging used to send SMS to users)</text:p>
      <text:p text:style-name="Standard">Web based flood risk assessment systems (RESTful API)</text:p>
      <text:p text:style-name="P1"><text:span text:style-name="T1">I</text:span>mage sensors</text:p>
      <text:p text:style-name="P1"><text:span text:style-name="T1">I</text:span>nfrared imaging</text:p>
      <text:p text:style-name="P1"><text:span text:style-name="T1">S</text:span>ignal detection </text:p>
      <text:p text:style-name="Standard"><text:span text:style-name="T1">C</text:span>rowd sensing</text:p>
      <text:p text:style-name="P1">Artificial intelligence</text:p>
      <text:p text:style-name="P1"><text:span text:style-name="T1">S</text:span>ocial media platforms</text:p>
      <text:p text:style-name="Standard"><text:span text:style-name="T1">N</text:span>eural network architectures</text:p>
      <text:p text:style-name="Standard"><text:span text:style-name="T1">P</text:span>articipatory geographic information systems (PGIS),</text:p>
      <text:p text:style-name="P1">Human object detection</text:p>
      <text:p text:style-name="P1">Human object attributes detection</text:p>
      <text:p text:style-name="P1"><text:span text:style-name="T1">W</text:span>ater depth estimation</text:p>
      <text:p text:style-name="Standard"><text:span text:style-name="T1">P</text:span>ublicly available</text:p>
      <text:p text:style-name="Standard">Unmanned Aerial Vehicles (UAV)</text:p>
      <text:p text:style-name="Standard">Drones</text:p>
      <text:p text:style-name="P1"><text:span text:style-name="T1">E</text:span>arly warning systems</text:p>
      <text:p text:style-name="P1">Disaster information fusion and sharing</text:p>
      <text:p text:style-name="P1">Situational awareness</text:p>
      <text:p text:style-name="P1"><text:span text:style-name="T1">L</text:span>ogistics and evacuation</text:p>
      <text:p text:style-name="P1">Standalone communication system</text:p>
      <text:p text:style-name="P1">Search and rescue missions</text:p>
      <text:p text:style-name="P1">Damage assessment</text:p>
      <text:p text:style-name="Standard">Internet of things (IOT)</text:p>
      <text:p text:style-name="Standard"><text:span text:style-name="T1">G</text:span>eospatial location metadata</text:p>
      <text:p text:style-name="Standard">Geosocial intelligence</text:p>
      <text:p text:style-name="Standard">Participatory GIS</text:p>
      <text:p text:style-name="P1"><text:span text:style-name="T1">P</text:span>hoto mapping</text:p>
      <text:p text:style-name="P1"><text:span text:style-name="T1">P</text:span>articipatory mapping</text:p>
      <text:p text:style-name="P1"><text:span text:style-name="T1">C</text:span>ommunity hazard mapping</text:p>
      <text:p text:style-name="P1"><text:span text:style-name="T1">V</text:span>ulnerability prioritization</text:p>
      <text:p text:style-name="Standard">Geolocated videos</text:p>
      <text:p text:style-name="Standard">Youtube</text:p>
      <text:p text:style-name="Standard"><text:soft-page-break/><text:span text:style-name="T1">V</text:span>olunteered geographic data</text:p>
      <text:p text:style-name="Standard"><text:span text:style-name="T1">C</text:span>itizen science </text:p>
      <text:p text:style-name="Standard"><text:span text:style-name="T1">S</text:span>ocial media</text:p>
      <text:p text:style-name="Standard"><text:span text:style-name="T1">A</text:span>pplications</text:p>
      <text:p text:style-name="Standard"><text:span text:style-name="T1">M</text:span>obile apps</text:p>
      <text:p text:style-name="Standard"><text:span text:style-name="T1">H</text:span>azard map</text:p>
      <text:p text:style-name="Standard"><text:span text:style-name="T1">C</text:span>omposite height maps </text:p>
      <text:p text:style-name="Standard">Image capture</text:p>
      <text:p text:style-name="Standard"><text:span text:style-name="T1">D</text:span>ata assimilation</text:p>
      <text:p text:style-name="Standard"><text:span text:style-name="T1">H</text:span>ydrological- and hydraulic models </text:p>
      <text:p text:style-name="Standard">Water mapping</text:p>
      <text:p text:style-name="Standard">LiDAR</text:p>
      <text:p text:style-name="Standard">Digital elevation models (DEMs)</text:p>
      <text:p text:style-name="Standard">Satelite data</text:p>
      <text:p text:style-name="Standard">Wireless sensor networks</text:p>
      <text:p text:style-name="Standard"><text:span text:style-name="T1">C</text:span>oastal vulnerability index</text:p>
      <text:p text:style-name="Standard"><text:span text:style-name="T1">D</text:span>igital terrain model (DTM) </text:p>
      <text:p text:style-name="Standard">Virtual reality</text:p>
      <text:p text:style-name="Standard"><text:span text:style-name="T1">H</text:span>ydrological model simulations</text:p>
      <text:p text:style-name="Standard"><text:span text:style-name="T1">D</text:span>eep learning</text:p>
      <text:p text:style-name="Standard">Global sensor networks </text:p>
      <text:p text:style-name="P1"><text:span text:style-name="T1">E</text:span>xtreme hydrological events</text:p>
      <text:p text:style-name="P1"><text:span text:style-name="T1">F</text:span>lood forecasting</text:p>
      <text:p text:style-name="P1"><text:span text:style-name="T1">D</text:span>rought risk assessment</text:p>
      <text:p text:style-name="P1"><text:span text:style-name="T1">A</text:span>griculture </text:p>
      <text:p text:style-name="P1"><text:span text:style-name="T1">H</text:span>ydropower and water supply</text:p>
      <text:p text:style-name="P1"><text:span text:style-name="T1">W</text:span>ater related sectors</text:p>
      <text:p text:style-name="P1"><text:span text:style-name="T1">M</text:span>achine learning </text:p>
      <text:p text:style-name="P1"><text:span text:style-name="T1">B</text:span>ootstrapping algorit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4:42:29.026000000</meta:creation-date>
    <dc:date>2021-02-08T00:04:10.298000000</dc:date>
    <meta:editing-duration>PT8H52M57S</meta:editing-duration>
    <meta:editing-cycles>5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80" meta:word-count="216" meta:character-count="1744" meta:non-whitespace-character-count="1598"/>
  </office:meta>
</office:document-meta>
</file>